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2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187.65pt"/>
    </style:style>
    <style:style style:name="co4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96.8pt"/>
    </style:style>
    <style:style style:name="co8" style:family="table-column">
      <style:table-column-properties fo:break-before="auto" style:column-width="126.51pt"/>
    </style:style>
    <style:style style:name="co9" style:family="table-column">
      <style:table-column-properties fo:break-before="auto" style:column-width="82.35pt"/>
    </style:style>
    <style:style style:name="co10" style:family="table-column">
      <style:table-column-properties fo:break-before="auto" style:column-width="78.09pt"/>
    </style:style>
    <style:style style:name="co11" style:family="table-column">
      <style:table-column-properties fo:break-before="auto" style:column-width="127.36pt"/>
    </style:style>
    <style:style style:name="co12" style:family="table-column">
      <style:table-column-properties fo:break-before="auto" style:column-width="84.05pt"/>
    </style:style>
    <style:style style:name="co13" style:family="table-column">
      <style:table-column-properties fo:break-before="auto" style:column-width="136.69pt"/>
    </style:style>
    <style:style style:name="co14" style:family="table-column">
      <style:table-column-properties fo:break-before="auto" style:column-width="134.16pt"/>
    </style:style>
    <style:style style:name="co15" style:family="table-column">
      <style:table-column-properties fo:break-before="auto" style:column-width="93.4pt"/>
    </style:style>
    <style:style style:name="co16" style:family="table-column">
      <style:table-column-properties fo:break-before="auto" style:column-width="122.2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99pt solid #3333ff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2" style:family="table-cell" style:parent-style-name="Default" style:data-style-name="N0">
      <style:table-cell-properties fo:background-color="#ffffff" style:text-align-source="fix" style:repeat-content="false" fo:border="0.99pt solid #3333ff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3" style:family="table-cell" style:parent-style-name="Default" style:data-style-name="N0">
      <style:table-cell-properties fo:border="0.99pt solid #3333ff"/>
      <style:text-properties style:text-position="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order="0.99pt solid #3333ff"/>
      <style:paragraph-properties fo:text-align="center" fo:margin-left="0pt"/>
      <style:text-properties style:text-position="" style:font-name="Bitstream Charter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99pt solid #3333ff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#009999" style:text-align-source="fix" style:repeat-content="false" fo:border="0.99pt solid #3333ff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 fo:border="0.99pt solid #729fcf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ffffff" style:text-align-source="fix" style:repeat-content="false" fo:border="0.99pt solid #729fcf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order="0.99pt solid #729fcf"/>
      <style:paragraph-properties fo:text-align="center" fo:margin-left="0pt"/>
      <style:text-properties style:text-position="" style:font-name="Bitstream Charter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99pt solid #729fcf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18" style:family="table-cell" style:parent-style-name="Default" style:data-style-name="N0">
      <style:table-cell-properties fo:background-color="#9999ff" style:text-align-source="fix" style:repeat-content="false" fo:border="0.99pt solid #729fcf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19" style:family="table-cell" style:parent-style-name="Default" style:data-style-name="N0">
      <style:table-cell-properties style:text-align-source="fix" style:repeat-content="false" fo:border="0.51pt solid #729fcf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fffff" style:text-align-source="fix" style:repeat-content="false" fo:border="0.51pt solid #729fcf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21" style:family="table-cell" style:parent-style-name="Default" style:data-style-name="N0">
      <style:table-cell-properties style:text-align-source="fix" style:repeat-content="false" fo:border="0.51pt solid #729fcf"/>
      <style:paragraph-properties fo:text-align="center" fo:margin-left="0pt"/>
      <style:text-properties style:text-position="" style:font-name="Bitstream Charter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51pt solid #729fcf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23" style:family="table-cell" style:parent-style-name="Default" style:data-style-name="N0">
      <style:table-cell-properties style:text-align-source="fix" style:repeat-content="false" fo:border="0.99pt solid #ff950e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99pt solid #ff950e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border="0.99pt solid #ff950e"/>
      <style:paragraph-properties fo:text-align="center" fo:margin-left="0pt"/>
      <style:text-properties style:text-position="" style:font-name="Bitstream Charter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99pt solid #ff950e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99ff99" style:text-align-source="fix" style:repeat-content="false" fo:border="0.99pt solid #ff950e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28" style:family="table-cell" style:parent-style-name="Default" style:data-style-name="N0">
      <style:table-cell-properties style:text-align-source="fix" style:repeat-content="false" fo:border="0.51pt solid #669999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29" style:family="table-cell" style:parent-style-name="Default" style:data-style-name="N0">
      <style:table-cell-properties fo:background-color="#ffffff" style:text-align-source="fix" style:repeat-content="false" fo:border="0.51pt solid #669999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fo:border="0.51pt solid #669999"/>
      <style:paragraph-properties fo:text-align="center" fo:margin-left="0pt"/>
      <style:text-properties style:text-position="" style:font-name="Bitstream Charter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51pt solid #669999"/>
      <style:paragraph-properties fo:text-align="center" fo:margin-left="0pt"/>
      <style:text-properties style:text-position="" style:font-name="Bitstream Charter"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border="0.99pt solid #3333ff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99pt solid #3333ff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34" style:family="table-cell" style:parent-style-name="Default" style:data-style-name="N0">
      <style:table-cell-properties fo:border="0.99pt solid #3333ff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text-align-source="fix" style:repeat-content="false" fo:border="0.99pt solid #3333ff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99pt solid #3333ff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009999" style:text-align-source="fix" style:repeat-content="false" fo:border="0.99pt solid #3333ff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39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ffff" style:text-align-source="fix" style:repeat-content="false" fo:border="0.99pt solid #000000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99pt solid #000000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00ccff" style:text-align-source="fix" style:repeat-content="false" fo:border="0.99pt solid #000000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45" style:family="table-cell" style:parent-style-name="Default" style:data-style-name="N0">
      <style:table-cell-properties style:text-align-source="fix" style:repeat-content="false" fo:border="0.99pt solid #729fcf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99pt solid #729fcf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47" style:family="table-cell" style:parent-style-name="Default" style:data-style-name="N0">
      <style:table-cell-properties style:text-align-source="fix" style:repeat-content="false" fo:border="0.99pt solid #729fcf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99pt solid #729fcf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49" style:family="table-cell" style:parent-style-name="Default" style:data-style-name="N0">
      <style:table-cell-properties fo:background-color="#9999ff" style:text-align-source="fix" style:repeat-content="false" fo:border="0.99pt solid #729fcf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50" style:family="table-cell" style:parent-style-name="Default" style:data-style-name="N0">
      <style:table-cell-properties style:text-align-source="fix" style:repeat-content="false" fo:border="0.51pt solid #729fcf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51" style:family="table-cell" style:parent-style-name="Default" style:data-style-name="N0">
      <style:table-cell-properties fo:background-color="#ffffff" style:text-align-source="fix" style:repeat-content="false" fo:border="0.51pt solid #729fcf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52" style:family="table-cell" style:parent-style-name="Default" style:data-style-name="N0">
      <style:table-cell-properties style:text-align-source="fix" style:repeat-content="false" fo:border="0.51pt solid #729fcf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51pt solid #729fcf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54" style:family="table-cell" style:parent-style-name="Default" style:data-style-name="N0">
      <style:table-cell-properties style:text-align-source="fix" style:repeat-content="false" fo:border="0.99pt solid #ff950e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55" style:family="table-cell" style:parent-style-name="Default" style:data-style-name="N0">
      <style:table-cell-properties fo:background-color="#ffffff" style:text-align-source="fix" style:repeat-content="false" fo:border="0.99pt solid #ff950e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56" style:family="table-cell" style:parent-style-name="Default" style:data-style-name="N0">
      <style:table-cell-properties style:text-align-source="fix" style:repeat-content="false" fo:border="0.99pt solid #ff950e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99pt solid #ff950e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58" style:family="table-cell" style:parent-style-name="Default" style:data-style-name="N0">
      <style:table-cell-properties fo:background-color="#99ff99" style:text-align-source="fix" style:repeat-content="false" fo:border="0.99pt solid #ff950e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59" style:family="table-cell" style:parent-style-name="Default" style:data-style-name="N0">
      <style:table-cell-properties style:text-align-source="fix" style:repeat-content="false" fo:border="0.51pt solid #669999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51pt solid #669999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61" style:family="table-cell" style:parent-style-name="Default" style:data-style-name="N0">
      <style:table-cell-properties style:text-align-source="fix" style:repeat-content="false" fo:border="0.51pt solid #669999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0">
      <style:table-cell-properties style:text-align-source="fix" style:repeat-content="false" fo:background-color="transparent" fo:border="0.51pt solid #669999"/>
      <style:paragraph-properties fo:text-align="center" fo:margin-left="0pt"/>
      <style:text-properties style:font-name="Bitstream Charter" fo:font-size="12pt" style:font-size-asian="12pt" style:font-size-complex="12pt"/>
    </style:style>
  </office:automatic-styles>
  <office:body>
    <office:spreadsheet>
      <table:calculation-settings table:case-sensitive="false" table:search-criteria-must-apply-to-whole-cell="false"/>
      <table:table table:name="execution_eukemia_sim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Learning rate</text:p>
          </table:table-cell>
          <table:table-cell table:style-name="ce5" office:value-type="string" calcext:value-type="string">
            <text:p>K itté max</text:p>
          </table:table-cell>
          <table:table-cell table:style-name="ce5" office:value-type="string" calcext:value-type="string">
            <text:p>Taux d’apprentissage</text:p>
          </table:table-cell>
          <table:table-cell table:number-columns-repeated="1021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58.8235</text:p>
          </table:table-cell>
          <table:table-cell table:number-columns-repeated="1021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58.8235</text:p>
          </table:table-cell>
          <table:table-cell table:number-columns-repeated="1021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58.8235</text:p>
          </table:table-cell>
          <table:table-cell table:number-columns-repeated="1021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8.8235</text:p>
          </table:table-cell>
          <table:table-cell table:number-columns-repeated="1021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58.8235</text:p>
          </table:table-cell>
          <table:table-cell table:number-columns-repeated="1021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85.2941</text:p>
          </table:table-cell>
          <table:table-cell table:number-columns-repeated="1021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85.2941</text:p>
          </table:table-cell>
          <table:table-cell table:number-columns-repeated="1021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85.2941</text:p>
          </table:table-cell>
          <table:table-cell table:number-columns-repeated="1021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1" office:value-type="float" office:value="25" calcext:value-type="float">
            <text:p>25</text:p>
          </table:table-cell>
          <table:table-cell table:style-name="ce7" office:value-type="string" calcext:value-type="string">
            <text:p>85.2941</text:p>
          </table:table-cell>
          <table:table-cell table:number-columns-repeated="1021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string" calcext:value-type="string">
            <text:p>85.2941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58.8235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58.8235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58.8235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8.8235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8.8235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ion_ovarian_simpl" table:style-name="ta2">
        <table:table-column table:style-name="co15" table:default-cell-style-name="ce35"/>
        <table:table-column table:style-name="co4" table:default-cell-style-name="ce35"/>
        <table:table-column table:style-name="co16" table:default-cell-style-name="ce35"/>
        <table:table-column table:style-name="co4" table:number-columns-repeated="1021" table:default-cell-style-name="ce35"/>
        <table:table-row table:style-name="ro1">
          <table:table-cell table:style-name="ce39" office:value-type="string" calcext:value-type="string">
            <text:p>Learning rate</text:p>
          </table:table-cell>
          <table:table-cell table:style-name="ce41" office:value-type="string" calcext:value-type="string">
            <text:p>K itté max</text:p>
          </table:table-cell>
          <table:table-cell table:style-name="ce41" office:value-type="string" calcext:value-type="string">
            <text:p>taux d’apprentissage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10" calcext:value-type="float">
            <text:p>10</text:p>
          </table:table-cell>
          <table:table-cell table:style-name="ce42" office:value-type="string" calcext:value-type="string">
            <text:p>98.8095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0.1" calcext:value-type="float">
            <text:p>0.1</text:p>
          </table:table-cell>
          <table:table-cell table:style-name="ce39" office:value-type="float" office:value="15" calcext:value-type="float">
            <text:p>15</text:p>
          </table:table-cell>
          <table:table-cell table:style-name="ce42" office:value-type="string" calcext:value-type="string">
            <text:p>98.8095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0.1" calcext:value-type="float">
            <text:p>0.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string" calcext:value-type="string">
            <text:p>97.619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0.1" calcext:value-type="float">
            <text:p>0.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string" calcext:value-type="string">
            <text:p>98.8095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0.1" calcext:value-type="float">
            <text:p>0.1</text:p>
          </table:table-cell>
          <table:table-cell table:style-name="ce39" office:value-type="float" office:value="30" calcext:value-type="float">
            <text:p>30</text:p>
          </table:table-cell>
          <table:table-cell table:style-name="ce42" office:value-type="string" calcext:value-type="string">
            <text:p>98.8095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0.5" calcext:value-type="float">
            <text:p>0.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97.619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0.5" calcext:value-type="float">
            <text:p>0.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97.619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0.5" calcext:value-type="float">
            <text:p>0.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string" calcext:value-type="string">
            <text:p>97.619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0.5" calcext:value-type="float">
            <text:p>0.5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string" calcext:value-type="string">
            <text:p>96.4286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0.5" calcext:value-type="float">
            <text:p>0.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96.4286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0" calcext:value-type="float">
            <text:p>100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39" office:value-type="float" office:value="15" calcext:value-type="float">
            <text:p>15</text:p>
          </table:table-cell>
          <table:table-cell table:style-name="ce43" office:value-type="float" office:value="100" calcext:value-type="float">
            <text:p>100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39" office:value-type="float" office:value="20" calcext:value-type="float">
            <text:p>20</text:p>
          </table:table-cell>
          <table:table-cell table:style-name="ce42" office:value-type="string" calcext:value-type="string">
            <text:p>98.8095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100" calcext:value-type="float">
            <text:p>100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string" calcext:value-type="string">
            <text:p>97.619</text:p>
          </table:table-cell>
          <table:table-cell table:style-name="ce44"/>
          <table:table-cell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ion_spam_simpl" table:style-name="ta2"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4" table:number-columns-repeated="1021" table:default-cell-style-name="ce4"/>
        <table:table-row table:style-name="ro1">
          <table:table-cell table:style-name="ce14" office:value-type="string" calcext:value-type="string">
            <text:p>Learning rate</text:p>
          </table:table-cell>
          <table:table-cell table:style-name="ce16" office:value-type="string" calcext:value-type="string">
            <text:p>K itté max</text:p>
          </table:table-cell>
          <table:table-cell table:style-name="ce16" office:value-type="string" calcext:value-type="string">
            <text:p>Taux d’apprentissag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80.7567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0.1" calcext:value-type="float">
            <text:p>0.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80.3001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0.1" calcext:value-type="float">
            <text:p>0.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0.1" calcext:value-type="float">
            <text:p>0.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80.0391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0.1" calcext:value-type="float">
            <text:p>0.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89.2368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89.6282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88.6497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73.8421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88.5845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87.9974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85.91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87.4755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81.6047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table:style-name="ce18" office:value-type="string" calcext:value-type="string">
            <text:p>91.4547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79.1911</text:p>
          </table:table-cell>
          <table:table-cell table:style-name="ce13"/>
          <table:table-cell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ion_eukemia_multi" table:style-name="ta2"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21" table:default-cell-style-name="ce4"/>
        <table:table-row table:style-name="ro1">
          <table:table-cell table:style-name="ce19" office:value-type="string" calcext:value-type="string">
            <text:p>Learning rate</text:p>
          </table:table-cell>
          <table:table-cell table:style-name="ce21" office:value-type="string" calcext:value-type="string">
            <text:p>K itté max</text:p>
          </table:table-cell>
          <table:table-cell table:style-name="ce21" office:value-type="string" calcext:value-type="string">
            <text:p>Taux d’apprentissag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0.1" calcext:value-type="float">
            <text:p>0.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0.1" calcext:value-type="float">
            <text:p>0.1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0.1" calcext:value-type="float">
            <text:p>0.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0.1" calcext:value-type="float">
            <text:p>0.1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ion_ovarian_multi" table:style-name="ta2">
        <table:table-column table:style-name="co12" table:default-cell-style-name="ce4"/>
        <table:table-column table:style-name="co4" table:default-cell-style-name="ce4"/>
        <table:table-column table:style-name="co13" table:default-cell-style-name="ce4"/>
        <table:table-column table:style-name="co4" table:number-columns-repeated="1021" table:default-cell-style-name="ce4"/>
        <table:table-row table:style-name="ro1">
          <table:table-cell table:style-name="ce23" office:value-type="string" calcext:value-type="string">
            <text:p>Learning rate</text:p>
          </table:table-cell>
          <table:table-cell table:style-name="ce25" office:value-type="string" calcext:value-type="string">
            <text:p>K itté max</text:p>
          </table:table-cell>
          <table:table-cell table:style-name="ce25" office:value-type="string" calcext:value-type="string">
            <text:p>Taux d’apprentissag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0.1" calcext:value-type="float">
            <text:p>0.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0.1" calcext:value-type="float">
            <text:p>0.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0.1" calcext:value-type="float">
            <text:p>0.1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73.5294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00" calcext:value-type="float">
            <text:p>10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83.3333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72.4138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2" calcext:value-type="float">
            <text:p>92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0" calcext:value-type="float">
            <text:p>8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88.4615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27" office:value-type="string" calcext:value-type="string">
            <text:p>92.3077</text:p>
          </table:table-cell>
          <table:table-cell table:style-name="ce13"/>
          <table:table-cell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ion_spam_multi" table:style-name="ta2">
        <table:table-column table:style-name="co1" table:default-cell-style-name="ce4"/>
        <table:table-column table:style-name="co4" table:default-cell-style-name="ce4"/>
        <table:table-column table:style-name="co14" table:default-cell-style-name="ce4"/>
        <table:table-column table:style-name="co4" table:number-columns-repeated="1021" table:default-cell-style-name="ce4"/>
        <table:table-row table:style-name="ro1">
          <table:table-cell table:style-name="ce28" office:value-type="string" calcext:value-type="string">
            <text:p>Learning rate</text:p>
          </table:table-cell>
          <table:table-cell table:style-name="ce30" office:value-type="string" calcext:value-type="string">
            <text:p>K itté max</text:p>
          </table:table-cell>
          <table:table-cell table:style-name="ce30" office:value-type="string" calcext:value-type="string">
            <text:p>Taux d’apprentissage</text:p>
          </table:table-cell>
          <table:table-cell table:number-columns-repeated="1021"/>
        </table:table-row>
        <table:table-row table:style-name="ro1"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0.1" calcext:value-type="float">
            <text:p>0.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0.1" calcext:value-type="float">
            <text:p>0.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0.1" calcext:value-type="float">
            <text:p>0.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0.1" calcext:value-type="float">
            <text:p>0.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0.5" calcext:value-type="float">
            <text:p>0.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0.5" calcext:value-type="float">
            <text:p>0.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0.5" calcext:value-type="float">
            <text:p>0.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0.5" calcext:value-type="float">
            <text:p>0.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0.5" calcext:value-type="float">
            <text:p>0.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21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execution_eukemia_simpl.A1:execution_eukemia_simpl.C2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CA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108" number:language="fr" number:country="CA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108P0"/>
    </number:currency-style>
    <number:currency-style style:name="N10107" number:language="fr" number:country="CA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1:07:43.522303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Helen Rene</meta:initial-creator>
    <meta:creation-date>2017-04-13T22:05:56Z</meta:creation-date>
    <dc:date>2017-04-24T11:24:04.466521371</dc:date>
    <meta:editing-cycles>20</meta:editing-cycles>
    <meta:editing-duration>PT3H17M35S</meta:editing-duration>
    <meta:document-statistic meta:table-count="6" meta:cell-count="288" meta:object-count="0"/>
  </office:meta>
</office:document-meta>
</file>